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, serif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49.001cm" table:align="left"/>
    </style:style>
    <style:style style:name="Tabell1.A" style:family="table-column">
      <style:table-column-properties style:column-width="3.948cm"/>
    </style:style>
    <style:style style:name="Tabell1.B" style:family="table-column">
      <style:table-column-properties style:column-width="6.022cm"/>
    </style:style>
    <style:style style:name="Tabell1.C" style:family="table-column">
      <style:table-column-properties style:column-width="2.708cm"/>
    </style:style>
    <style:style style:name="Tabell1.D" style:family="table-column">
      <style:table-column-properties style:column-width="5.433cm"/>
    </style:style>
    <style:style style:name="Tabell1.E" style:family="table-column">
      <style:table-column-properties style:column-width="4.232cm"/>
    </style:style>
    <style:style style:name="Tabell1.F" style:family="table-column">
      <style:table-column-properties style:column-width="6.445cm"/>
    </style:style>
    <style:style style:name="Tabell1.G" style:family="table-column">
      <style:table-column-properties style:column-width="2.432cm"/>
    </style:style>
    <style:style style:name="Tabell1.H" style:family="table-column">
      <style:table-column-properties style:column-width="4.658cm"/>
    </style:style>
    <style:style style:name="Tabell1.I" style:family="table-column">
      <style:table-column-properties style:column-width="2.295cm"/>
    </style:style>
    <style:style style:name="Tabell1.J" style:family="table-column">
      <style:table-column-properties style:column-width="4.314cm"/>
    </style:style>
    <style:style style:name="Tabell1.L" style:family="table-column">
      <style:table-column-properties style:column-width="4.219cm"/>
    </style:style>
    <style:style style:name="Tabell1.A1" style:family="table-cell">
      <style:table-cell-properties style:vertical-align="bottom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3" style:family="paragraph" style:parent-style-name="Table_20_Contents">
      <style:paragraph-properties fo:margin-left="0cm" fo:margin-right="0cm" fo:margin-top="0cm" fo:margin-bottom="0cm" fo:text-indent="0cm" style:auto-text-indent="false" fo:padding-left="0.123cm" fo:padding-right="0.123cm" fo:padding-top="0.049cm" fo:padding-bottom="0.049cm" fo:border="0.035cm solid #000000"/>
      <style:text-properties fo:color="#000000" style:font-name="Times New Roman1" fo:font-size="12pt"/>
    </style:style>
    <style:style style:name="P4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fo:color="#000000" style:font-name="Times New Roman1" fo:font-size="12pt"/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column table:style-name="Tabell1.G"/>
        <table:table-column table:style-name="Tabell1.H"/>
        <table:table-column table:style-name="Tabell1.I"/>
        <table:table-column table:style-name="Tabell1.J"/>
        <table:table-column table:style-name="Tabell1.I"/>
        <table:table-column table:style-name="Tabell1.L"/>
        <table:table-row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office:value-type="string">
            <text:p text:style-name="P1"/>
          </table:table-cell>
        </table:table-row>
        <table:table-row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3">Nätverkssäkerhet NÄVNÄE0 100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3">Nätverksteknik NÄVNÄR0  100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3">Administration av nätverks‐ och serverutrustning NÄVADM0  100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3">Nätverksteknologier NÄVNÄK0 100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3">Elektromekanik ELRELK0 100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3">Mekatronik 1 MEKMEK01 100</text:p>
          </table:table-cell>
        </table:table-row>
        <table:table-row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</table:table-row>
        <table:table-row>
          <table:table-cell table:style-name="Tabell1.A1" office:value-type="string">
            <text:p text:style-name="P4">Dag 1</text:p>
          </table:table-cell>
          <table:table-cell table:style-name="Tabell1.A1" office:value-type="string">
            <text:p text:style-name="P4">Intro + betygskriterier + Föreläsning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Intro + betygskriterier + Föreläsning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Intro + betygskriterier + Föreläsning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Intro + betygskriterier + Föreläsning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Intro + betygskriterier + Föreläsning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Intro + betygskriterier + Föreläsning</text:p>
          </table:table-cell>
        </table:table-row>
        <table:table-row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</table:table-row>
        <table:table-row>
          <table:table-cell table:style-name="Tabell1.A1" office:value-type="string">
            <text:p text:style-name="P4">Hemstudie</text:p>
          </table:table-cell>
          <table:table-cell table:style-name="Tabell1.A1" office:value-type="string">
            <text:p text:style-name="P4">4,19,20-22,23,54,110,111,113,226,228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41,97,144-148,157,158,167,169,170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25,29-31,35,47,92-95,101-103,110,120,184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87,90-94,100,102,163,174-182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Eget arbete enligt överenskommelse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Eget arbete enligt överenskommelse</text:p>
          </table:table-cell>
        </table:table-row>
        <table:table-row>
          <table:table-cell table:style-name="Tabell1.A1" office:value-type="string">
            <text:p text:style-name="P4">Hemstudie</text:p>
          </table:table-cell>
          <table:table-cell table:style-name="Tabell1.A1" office:value-type="string">
            <text:p text:style-name="P4">4,19,20-22,23,54,110,111,113,226,228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41,97,144-148,157,158,167,169,170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25,29-31,35,47,92-95,101-103,110,120,184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87,90-94,100,102,163,174-182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Eget arbete enligt överenskommelse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Eget arbete enligt överenskommelse</text:p>
          </table:table-cell>
        </table:table-row>
        <table:table-row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</table:table-row>
        <table:table-row>
          <table:table-cell table:style-name="Tabell1.A1" office:value-type="string">
            <text:p text:style-name="P4">Dag 2</text:p>
          </table:table-cell>
          <table:table-cell table:style-name="Tabell1.A1" office:value-type="string">
            <text:p text:style-name="P4">Föreläsning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Föreläsning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Föreläsning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Föreläsning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Föreläsning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Föreläsning</text:p>
          </table:table-cell>
        </table:table-row>
        <table:table-row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</table:table-row>
        <table:table-row>
          <table:table-cell table:style-name="Tabell1.A1" office:value-type="string">
            <text:p text:style-name="P4">Dag 3</text:p>
          </table:table-cell>
          <table:table-cell table:style-name="Tabell1.A1" office:value-type="string">
            <text:p text:style-name="P4">TCP (Transmission Control Protocol) och olika portar, samt UDP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Olika filsystem och hur information lagras på olika sätt i olika operativsystem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Nättopologier, dvs. på vilket sätt olika noder i nätverk är kopplade till varandra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OSI modellen och dess bäring på framtiden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Säkerhet i heta arbeten, ställningsbyggande och arbete från stege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Tolkning av ritningar och manualer.</text:p>
          </table:table-cell>
        </table:table-row>
        <table:table-row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</table:table-row>
        <table:table-row>
          <table:table-cell table:style-name="Tabell1.A1" office:value-type="string">
            <text:p text:style-name="P4">Dag 4</text:p>
          </table:table-cell>
          <table:table-cell table:style-name="Tabell1.A1" office:value-type="string">
            <text:p text:style-name="P4">NAT (Network Address Translation) och hur adressöversättning kan skydda eller styra åtkomst till klienter, samt PAT (Port Address Translation)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Olika filsystem och hur information lagras på olika sätt i olika operativsystem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Lagar och andra bestämmelser, till exempel personuppgiftslagen. Policydokument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Subnätning, dvs. hur man delar upp ett datornätverk i mindre delar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Elsäkerhet för personer och egendom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Uppbyggnad av mekatroniska system från sensor, via styrenhet, till aktuator.</text:p>
          </table:table-cell>
        </table:table-row>
        <table:table-row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</table:table-row>
        <table:table-row>
          <table:table-cell table:style-name="Tabell1.A1" office:value-type="string">
            <text:p text:style-name="P4">Hemstudie</text:p>
          </table:table-cell>
          <table:table-cell table:style-name="Tabell1.A1" office:value-type="string">
            <text:p text:style-name="P4">69,71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106,218,239,241,243-246,250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Manual till UPS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Separata övningar, kvitteras ut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Eget arbete enligt överenskommelse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Eget arbete enligt överenskommelse</text:p>
          </table:table-cell>
        </table:table-row>
        <table:table-row>
          <table:table-cell table:style-name="Tabell1.A1" office:value-type="string">
            <text:p text:style-name="P4">Hemstudie</text:p>
          </table:table-cell>
          <table:table-cell table:style-name="Tabell1.A1" office:value-type="string">
            <text:p text:style-name="P4">69,71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106,218,239,241,243-246,250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Manual till UPS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Separata övningar, kvitteras ut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Eget arbete enligt överenskommelse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Eget arbete enligt överenskommelse</text:p>
          </table:table-cell>
        </table:table-row>
        <table:table-row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</table:table-row>
        <table:table-row>
          <table:table-cell table:style-name="Tabell1.A1" office:value-type="string">
            <text:p text:style-name="P4">Dag 5</text:p>
          </table:table-cell>
          <table:table-cell table:style-name="Tabell1.A1" office:value-type="string">
            <text:p text:style-name="P4">Installation och konfigurering av brandväggar för hårdvara och mjukvara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Installation och konfigurering av utskriftssystem samt hantering av tillgång till en central tjänst för utskriftshantering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Hantering av strömbortfall i en servermiljö och konfigurering av larm vid driftavbrott. Implementering av driftsäkerhet på såväl disknivå som elkraftsnivå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Subnätning, dvs. hur man delar upp ett datornätverk i mindre delar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Egenkontroll, ergonomi, elsäkert arbete, kvalitetskrav, arbetsmiljö och säkerhet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Hur logiska grundfunktioner kan användas för olika styrtekniska lösningar.</text:p>
          </table:table-cell>
        </table:table-row>
        <table:table-row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</table:table-row>
        <table:table-row>
          <table:table-cell table:style-name="Tabell1.A1" office:value-type="string">
            <text:p text:style-name="P4">Dag 6</text:p>
          </table:table-cell>
          <table:table-cell table:style-name="Tabell1.A1" office:value-type="string">
            <text:p text:style-name="P4">Laboration "<text:span text:style-name="T2">B</text:span>randvägg"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Installation och konfigurering av utskriftssystem samt hantering av tillgång till en central tjänst för utskriftshantering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Laboration "UPS"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Subnätning, dvs. hur man delar upp ett datornätverk i mindre delar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Handverktyg som används inom de olika yrkesområdena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Tekniska lösningar i vardagen för omvandling av energi, materia eller information.</text:p>
          </table:table-cell>
        </table:table-row>
        <table:table-row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</table:table-row>
        <table:table-row>
          <table:table-cell table:style-name="Tabell1.A1" office:value-type="string">
            <text:p text:style-name="P4">Dag 7</text:p>
          </table:table-cell>
          <table:table-cell table:style-name="Tabell1.A1" office:value-type="string">
            <text:p text:style-name="P4">Virusskydd och internetrelaterade säkerhetshot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Installation och konfigurering av utskriftssystem samt hantering av tillgång till en central tjänst för utskriftshantering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Laboration "UPS"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Subnätning, dvs. hur man delar upp ett datornätverk i mindre delar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Fästteknik, materialkunskap och mekanisk mätning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Grundläggande mekaniska begrepp, till exempel hävstång, block, lutande planet, fackverk och balk.</text:p>
          </table:table-cell>
        </table:table-row>
        <table:table-row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</table:table-row>
        <table:table-row>
          <table:table-cell table:style-name="Tabell1.A1" office:value-type="string">
            <text:p text:style-name="P4">Hemstudie</text:p>
          </table:table-cell>
          <table:table-cell table:style-name="Tabell1.A1" office:value-type="string">
            <text:p text:style-name="P4">37,40,55,56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47,84,104,195-202,227,232-237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4,296-305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Separata övningar, kvitteras ut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Eget arbete enligt överenskommelse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Eget arbete enligt överenskommelse</text:p>
          </table:table-cell>
        </table:table-row>
        <table:table-row>
          <table:table-cell table:style-name="Tabell1.A1" office:value-type="string">
            <text:p text:style-name="P4">Hemstudie</text:p>
          </table:table-cell>
          <table:table-cell table:style-name="Tabell1.A1" office:value-type="string">
            <text:p text:style-name="P4">37,40,55,56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47,84,104,195-202,227,232-237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4,296-305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Separata övningar, kvitteras ut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Eget arbete enligt överenskommelse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Eget arbete enligt överenskommelse</text:p>
          </table:table-cell>
        </table:table-row>
        <table:table-row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</table:table-row>
        <table:table-row>
          <table:table-cell table:style-name="Tabell1.A1" office:value-type="string">
            <text:p text:style-name="P4">Dag 8</text:p>
          </table:table-cell>
          <table:table-cell table:style-name="Tabell1.A1" office:value-type="string">
            <text:p text:style-name="P4">Identifikationssystem för inloggning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Inloggning samt säkerhetsregler för användare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Rättighets- och säkerhetssystem, servrars tillgång till en central lagringsplats för information samt möjlighet att dela data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Subnätning, dvs. hur man delar upp ett datornätverk i mindre delar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Pressverktyg för olika kontakttyper som används inom yrkesområdet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Grundläggande elektriska storheter och begrepp, till exempel laddning, ström, spänning, resistans och sluten krets.</text:p>
          </table:table-cell>
        </table:table-row>
        <table:table-row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</table:table-row>
        <table:table-row>
          <table:table-cell table:style-name="Tabell1.A1" office:value-type="string">
            <text:p text:style-name="P4">Dag 9</text:p>
          </table:table-cell>
          <table:table-cell table:style-name="Tabell1.A1" office:value-type="string">
            <text:p text:style-name="P4">Anslutningar med VPN (Virtual Private Network) eller liknande teknologier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Laboration "Olika lösenords komplexitet för olika användare"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Laboration "NAS i domän"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Subnätning, dvs. hur man delar upp ett datornätverk i mindre delar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Ritningsläsning inom verkstadstekniken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Mätning av olika mekaniska och elektriska storheter.</text:p>
          </table:table-cell>
        </table:table-row>
        <table:table-row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</table:table-row>
        <table:table-row>
          <table:table-cell table:style-name="Tabell1.A1" office:value-type="string">
            <text:p text:style-name="P4">Dag 10</text:p>
          </table:table-cell>
          <table:table-cell table:style-name="Tabell1.A1" office:value-type="string">
            <text:p text:style-name="P4">Laboration "VPN"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Laboration "Olika lösenords komplexitet för olika användare"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Laboration "NAS i domän"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Nätverkstopologier, dvs. på vilket sätt olika noder i nätverk är kopplade till varandra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Enklare verkstadsarbete, till exempel mjuklödning, skruvförband och popnitning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Elarbete, mekaniskt arbete och enklare programmering av styrenheter.</text:p>
          </table:table-cell>
        </table:table-row>
        <table:table-row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</table:table-row>
        <table:table-row>
          <table:table-cell table:style-name="Tabell1.A1" office:value-type="string">
            <text:p text:style-name="P4">Hemstudie</text:p>
          </table:table-cell>
          <table:table-cell table:style-name="Tabell1.A1" office:value-type="string">
            <text:p text:style-name="P4">Reserv dag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Reserv dag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Reserv dag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Reserv dag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Reserv dag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Reserv dag</text:p>
          </table:table-cell>
        </table:table-row>
        <table:table-row>
          <table:table-cell table:style-name="Tabell1.A1" office:value-type="string">
            <text:p text:style-name="P4">Hemstudie</text:p>
          </table:table-cell>
          <table:table-cell table:style-name="Tabell1.A1" office:value-type="string">
            <text:p text:style-name="P4">Reserv dag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Reserv dag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Reserv dag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Reserv dag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Reserv dag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Reserv dag</text:p>
          </table:table-cell>
        </table:table-row>
        <table:table-row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</table:table-row>
        <table:table-row>
          <table:table-cell table:style-name="Tabell1.A1" office:value-type="string">
            <text:p text:style-name="P4">Dag 11</text:p>
          </table:table-cell>
          <table:table-cell table:style-name="Tabell1.A1" office:value-type="string">
            <text:p text:style-name="P4">Laboration "VPN"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Laboration "Olika lösenords komplexitet för olika användare"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Laboration "NAS i domän"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Accessmetoder för att upprätta kommunikation mellan olika enheter i ett datornätverk. Nätverksprotokoll, dvs. hur digital kommunikation mellan olika datorenheter fungerar. Administration och konfiguration av nätverksprotokoll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Elarbete, till exempel losskoppling och anslutning av apparater samt funktionsprovning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Elarbete, mekaniskt arbete och enklare programmering av styrenheter.</text:p>
          </table:table-cell>
        </table:table-row>
        <table:table-row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</table:table-row>
        <table:table-row>
          <table:table-cell table:style-name="Tabell1.A1" office:value-type="string">
            <text:p text:style-name="P4">Dag 12</text:p>
          </table:table-cell>
          <table:table-cell table:style-name="Tabell1.A1" office:value-type="string">
            <text:p text:style-name="P4">Tips och tricks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Tips och tricks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Tips och tricks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Tips och tricks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Tips och tricks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Tips och tricks.</text:p>
          </table:table-cell>
        </table:table-row>
        <table:table-row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</table:table-row>
        <table:table-row>
          <table:table-cell table:style-name="Tabell1.A1" office:value-type="string">
            <text:p text:style-name="P4">Mål</text:p>
          </table:table-cell>
          <table:table-cell table:style-name="Tabell1.A1" office:value-type="string">
            <text:p text:style-name="P4">Kapabel att installera, konfigurera och felsöka VPN anslutningar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Kapabel att genomföra diverget lösenords komplexitet i domän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Kapabel att addera NAS till domän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Kapabel att räkna på och genomföra en subnetting i geografiskt spridd miljö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Kapabel att välja korrekt vertyg för olika uppgifter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Kapabel att beskriva ett mekatroniskt system med korrekta termer hämtade från fysiken och mekatroniken.</text:p>
          </table:table-cell>
        </table:table-row>
        <text:soft-page-break/>
        <table:table-row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Val och installation av lämpliga programm gällande anti maleware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Kapabel att publicera skrivare i domän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Kapabel att hantera en UPS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Kapabel att definiera fördelar och nackdelar med olika accessmetoder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Kapabel att avgöra vilka uppgifter som SKA lämnas till annan BEHÖRIG person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</table:table-row>
        <table:table-row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4">Kapabel att selektera och implementera enklare hårdvaru brandvägg.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1"/>
          </table:table-cell>
          <table:table-cell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, serif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62.399cm" fo:page-height="42cm" style:num-format="1" style:paper-tray-name="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20T11:43:43.87</meta:creation-date>
    <meta:document-statistic meta:table-count="1" meta:image-count="0" meta:object-count="0" meta:page-count="2" meta:paragraph-count="160" meta:word-count="812" meta:character-count="6355"/>
    <dc:date>2017-03-20T11:47:03.37</dc:date>
    <meta:editing-duration>PT3M22S</meta:editing-duration>
    <meta:editing-cycles>1</meta:editing-cycles>
    <meta:generator>OpenOffice/4.1.3$Win32 OpenOffice.org_project/413m1$Build-9783</meta:generator>
  </office:meta>
</office:document-meta>
</file>